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8)">
            <text:p>sn(18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3T09:32:12.1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3T09:32:12.1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3T09:32:12.1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3T09:32:12.1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00(or,80)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=fs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rev=fs-1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60</text:p>
          </table:table-cell>
          <table:table-cell table:number-columns-repeated="3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32,ch.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k.F#</text:p>
          </table:table-cell>
          <table:table-cell table:number-columns-repeated="2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4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emo+,seq=1,ref=cake-id=39594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=B3a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n,block=A2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2_18-34-14_000.jpg</text:p>
          </table:table-cell>
          <table:table-cell table:style-name="ce24" office:value-type="date" office:date-value="2020-03-03T09:31:11.53">
            <text:p>2020/3/3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3-03T09:32:12.1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1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2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3.248cm" draw:caption-point-x="-1.353cm" draw:caption-point-y="2.45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45];6;2)">
            <text:p/>
          </table:table-cell>
          <table:table-cell office:value-type="string">
            <text:p>2019-09-30_18-28-44_000.jpg</text:p>
          </table:table-cell>
          <table:table-cell table:formula="of:=MID([.K24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4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2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3T09:32:14.14">
            <text:p>2020/3/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33cm" draw:caption-point-x="-1.353cm" draw:caption-point-y="2.45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3T09:32:14.22">
            <text:p>2020/3/3 9:32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86cm" draw:caption-point-x="-1.353cm" draw:caption-point-y="2.45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8)">
            <text:p>sn(18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3T09:32:14.31">
            <text:p>2020/3/3 9:32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8)">
            <text:p>sn(188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3T09:32:14.39">
            <text:p>2020/3/3 9:32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3-03T09:32:14.46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3T09:32:14.59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8)">
            <text:p>sn(18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3T09:32:14.67">
            <text:p>2020/3/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4cm" draw:caption-point-x="-1.353cm" draw:caption-point-y="2.25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3T09:32:14.78">
            <text:p>2020/3/3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8)">
            <text:p>sn(188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3T09:32:14.86">
            <text:p>2020/3/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4cm" draw:caption-point-x="-1.353cm" draw:caption-point-y="2.25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20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0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0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2020/03/03</text:date>, <text:time>09:32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3T09:32:12.99</dc:date>
    <dc:creator>iwabuchi ken</dc:creator>
    <meta:editing-duration>P7DT5H30M36S</meta:editing-duration>
    <meta:editing-cycles>708</meta:editing-cycles>
    <meta:generator>OpenOffice/4.1.3$Win32 OpenOffice.org_project/413m1$Build-9783</meta:generator>
    <meta:document-statistic meta:table-count="10" meta:cell-count="5221" meta:object-count="0"/>
    <meta:user-defined meta:name="sheets-banding"/>
    <meta:user-defined meta:name="sheets-original-selection"/>
  </office:meta>
</office:document-meta>
</file>